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c83d" officeooo:paragraph-rsid="0010c83d"/>
    </style:style>
    <style:style style:name="P2" style:family="paragraph" style:parent-style-name="Standard">
      <style:text-properties officeooo:paragraph-rsid="0010c83d"/>
    </style:style>
    <style:style style:name="P3" style:family="paragraph" style:parent-style-name="Standard">
      <style:paragraph-properties fo:text-align="center" style:justify-single-word="false"/>
      <style:text-properties fo:font-size="15pt" officeooo:paragraph-rsid="0010c83d" style:font-size-asian="15pt" style:font-size-complex="15pt"/>
    </style:style>
    <style:style style:name="P4" style:family="paragraph" style:parent-style-name="Standard">
      <style:text-properties officeooo:rsid="0010d909" officeooo:paragraph-rsid="0010d909"/>
    </style:style>
    <style:style style:name="P5" style:family="paragraph" style:parent-style-name="Standard">
      <style:text-properties officeooo:paragraph-rsid="0010d909"/>
    </style:style>
    <style:style style:name="P6" style:family="paragraph" style:parent-style-name="Standard">
      <style:text-properties officeooo:rsid="001228e3" officeooo:paragraph-rsid="001228e3"/>
    </style:style>
    <style:style style:name="T1" style:family="text">
      <style:text-properties officeooo:rsid="0010c83d"/>
    </style:style>
    <style:style style:name="T2" style:family="text">
      <style:text-properties officeooo:rsid="0010d9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Instrukcja uruchomienia i obsługi projektu sklepu internetowego . </text:p>
      <text:p text:style-name="P2"/>
      <text:p text:style-name="P2"><text:span text:style-name="T1">1 Pobierz i umieść folder PROJEKT w tej lokalizacji <text:s/></text:span>Ścieszka dostępu do głównego folderu xampp <text:span text:style-name="T1">\xampp\htdocs.</text:span></text:p>
      <text:p text:style-name="P2"/>
      <text:p text:style-name="P2"><text:span text:style-name="T1">2 </text:span>Używając phpmyadmin zaimportuj bazę danych z pliku sklep int baze nazwij tak samo. </text:p>
      <text:p text:style-name="P2"/>
      <text:p text:style-name="P1">3 Po zainstalowaniu wszystkich plików i wgraniu bazy danych można uruchomić projekt .</text:p>
      <text:p text:style-name="P1"/>
      <text:p text:style-name="P2"><text:span text:style-name="T1">4 </text:span>Wpisz w przeglondarkę. <text:a xlink:type="simple" xlink:href="http://localhost/PROJEKT/" text:style-name="Internet_20_link" text:visited-style-name="Visited_20_Internet_20_Link">http://localhost/PROJEKT/</text:a> <text:span text:style-name="T1">aby przejść do strony startowej .</text:span></text:p>
      <text:p text:style-name="P2"/>
      <text:p text:style-name="P2"><text:span text:style-name="T1">5 </text:span>Wybierz czy chcesz założyć nowe konto, czy zalogować się na istniejące. </text:p>
      <text:p text:style-name="P2"/>
      <text:p text:style-name="P2"><text:span text:style-name="T1">6 Logowanie, </text:span>Wpisz poprawnie swoje dane logowania i wciśnij przycisk login. </text:p>
      <text:p text:style-name="P2"/>
      <text:p text:style-name="P2"><text:span text:style-name="T1">7 Rejestracja,</text:span>Uzupełnij odpowiednie dane i wciśnij przycisk submit. </text:p>
      <text:p text:style-name="P2"/>
      <text:p text:style-name="P2"><text:span text:style-name="T1">8 AdminUser, </text:span>Wybierz użytkownika, jakiego chcesz usunąć i kliknij przycisk Delete przy jego  nazwie  </text:p>
      <text:p text:style-name="P2"/>
      <text:p text:style-name="P5"><text:span text:style-name="T2">9 NormalUser, </text:span>Przy produkcie jaki cię interesuje kliknij dodaj do koszyka nastempnie kontynułuj zakupy gdy kupisz wszystko co cie interesuje kliknij przejć do koszyka a na koniec kliknij kupuje i płace by zakończyć proces </text:p>
      <text:p text:style-name="P5"/>
      <text:p text:style-name="P5"/>
      <text:p text:style-name="P5">-<text:span text:style-name="T2">Przykładowe dane u</text:span>żytkowników .</text:p>
      <text:p text:style-name="P5"/>
      <text:p text:style-name="P4">--NormalUser </text:p>
      <text:p text:style-name="P4"/>
      <text:p text:style-name="P4">user1 hasło user12345</text:p>
      <text:p text:style-name="P4"/>
      <text:p text:style-name="P4">--AdminUser</text:p>
      <text:p text:style-name="P4"/>
      <text:p text:style-name="P6">Admin <text:s/>hasło Admin12345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3T18:15:31.326000000</dc:date>
    <meta:editing-duration>PT2M1S</meta:editing-duration>
    <meta:editing-cycles>1</meta:editing-cycles>
    <meta:document-statistic meta:table-count="0" meta:image-count="0" meta:object-count="0" meta:page-count="1" meta:paragraph-count="15" meta:word-count="155" meta:character-count="1071" meta:non-whitespace-character-count="921"/>
    <meta:generator>LibreOffice/7.1.3.2$Windows_X86_64 LibreOffice_project/47f78053abe362b9384784d31a6e56f8511eb1c1</meta:generator>
  </office:meta>
</office:document-meta>
</file>